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64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7832344" text:id="ct1778323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9715715747040291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90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92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93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93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95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03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19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19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7</text:p>
            <text:p text:style-name="P15">כז <text:s/>הֲיַחְתֶּה אִישׁ אֵשׁ <text:soft-page-break/>בְּחֵיקוֹ; <text:s text:c="3"/>וּבְגָדָיו, לֹא תִשָּׂרַפְנ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--הַבָּא, אֶל-אֵשֶׁת רֵעֵהוּ: <text:s text:c="3"/>לֹא-יִנָּקֶה, כָּל-הַנֹּגֵעַ בָּהּ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</table:table-cell>
        </table:table-row>
        <table:table-row table:style-name="表29.164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><text:soft-page-break/></text:p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7783234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><text:soft-page-break/></text:p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><text:soft-page-break/></text:p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724961965978631969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9T14:18:05.45</dc:date>
    <dc:creator>iwabuchi ken</dc:creator>
    <meta:editing-duration>P5DT21H19M16S</meta:editing-duration>
    <meta:editing-cycles>380</meta:editing-cycles>
    <meta:generator>OpenOffice/4.1.3$Win32 OpenOffice.org_project/413m1$Build-9783</meta:generator>
    <meta:document-statistic meta:table-count="9" meta:image-count="0" meta:object-count="0" meta:page-count="29" meta:paragraph-count="719" meta:word-count="4040" meta:character-count="19837"/>
  </office:meta>
</office:document-meta>
</file>